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Rigoberto</text:p>
      <text:p text:style-name="Standard">Ezequiel</text:p>
      <text:p text:style-name="Standard">Paul Ludwig von Hindemburg</text:p>
      <text:p text:style-name="Standard">Nueva Line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Jurado</dc:creator>
    <meta:creation-date>2020-03-17T14:36:00Z</meta:creation-date>
    <dc:date>2020-03-19T12:19:00Z</dc:date>
    <meta:template xlink:href="Normal" xlink:type="simple"/>
    <meta:editing-cycles>3</meta:editing-cycles>
    <meta:editing-duration>PT360S</meta:editing-duration>
    <meta:document-statistic meta:page-count="1" meta:paragraph-count="1" meta:word-count="8" meta:character-count="57" meta:row-count="1" meta:non-whitespace-character-count="50"/>
  </office:meta>
</office:document-meta>
</file>